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ffffff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8d1d7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" style:family="graphic" style:parent-style-name="standard">
      <style:graphic-properties draw:stroke="none" svg:stroke-width="0cm" svg:stroke-color="#ffffff" draw:fill-color="#8d1d75" draw:shadow="hidden" dr3d:vertical-segments="50" dr3d:close-front="true" dr3d:close-back="true"/>
    </style:style>
    <style:style style:name="gr3" style:family="graphic" style:parent-style-name="standard">
      <style:graphic-properties draw:stroke="none" svg:stroke-width="0cm" svg:stroke-color="#ffffff" draw:fill-color="#8d1d75" draw:shadow="hidden" dr3d:vertical-segments="48" dr3d:close-front="true" dr3d:close-back="true"/>
    </style:style>
    <style:style style:name="gr4" style:family="graphic" style:parent-style-name="standard">
      <style:graphic-properties draw:stroke="none" svg:stroke-width="0cm" svg:stroke-color="#ffffff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3465a4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" style:family="graphic" style:parent-style-name="standard">
      <style:graphic-properties draw:stroke="none" svg:stroke-width="0cm" svg:stroke-color="#ffffff" draw:fill-color="#3465a4" draw:shadow="hidden" dr3d:vertical-segments="50" dr3d:close-front="true" dr3d:close-back="true"/>
    </style:style>
    <style:style style:name="gr6" style:family="graphic" style:parent-style-name="standard">
      <style:graphic-properties draw:stroke="none" svg:stroke-width="0cm" svg:stroke-color="#ffffff" draw:fill-color="#3465a4" draw:shadow="hidden" dr3d:vertical-segments="48" dr3d:close-front="true" dr3d:close-back="true"/>
    </style:style>
    <style:style style:name="gr7" style:family="graphic" style:parent-style-name="standard">
      <style:graphic-properties draw:stroke="none" svg:stroke-width="0cm" svg:stroke-color="#cccccc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5983b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8" style:family="graphic" style:parent-style-name="standard">
      <style:graphic-properties draw:stroke="none" svg:stroke-width="0cm" svg:stroke-color="#cccccc" draw:fill-color="#5983b0" draw:shadow="hidden" dr3d:vertical-segments="50" dr3d:close-front="true" dr3d:close-back="true"/>
    </style:style>
    <style:style style:name="gr9" style:family="graphic" style:parent-style-name="standard">
      <style:graphic-properties draw:stroke="none" svg:stroke-width="0cm" svg:stroke-color="#cccccc" draw:fill-color="#5983b0" draw:shadow="hidden" dr3d:vertical-segments="48" dr3d:close-front="true" dr3d:close-back="true"/>
    </style:style>
    <style:style style:name="gr10" style:family="graphic" style:parent-style-name="standard">
      <style:graphic-properties svg:stroke-color="#333333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3d:scene draw:style-name="gr1" svg:width="5.084cm" svg:height="2.324cm" svg:x="4.492cm" svg:y="14.782cm" dr3d:transform="matrix (1 0 0 0 0.939692620785931 0.342020143325607 0 -0.342020143325607 0.939692620785931 0cm 14.2156699672496cm 5.17408072822978cm)" dr3d:vrp="(0 0 19599.1428571429)" dr3d:vpn="(0 0 14517.1428571429)" dr3d:projection="perspective" dr3d:distance="5.082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2" draw:layer="layout" svg:viewBox="0 -15605 2541 954" svg:d="M1270-14651l-490.796875-9.453125-404.078125-25.671875-156.013671875-17.658203125-118.126953125-20.201171875-43.167724609375-10.896728515625-31.670166015625-11.343505859375-11.3124694824219-5.81961059570313-8.18484497070313-5.90768432617188-2.89318466186523-2.98440933227539-2.07962417602539-3.00347518920898-1.25551223754883-3.02155685424805-0.420848846435547-3.03865432739258v-715l0.420848846435547-3.03937911987305 1.25551223754883-3.02370071411133 2.07962417602539-3.00699234008789 2.89318466186523-2.98925399780273 8.18484497070313-5.92117309570313 11.3124694824219-5.83786010742188 31.670166015625-11.392822265625 43.167724609375-10.960693359375 118.126953125-20.361328125 156.013671875-17.841796875 404.078125-26.015625 490.796875-9.609375 490.953125 9.609375 404.421875 26.015625 156.197265625 17.841796875 118.287109375 20.361328125 43.231689453125 10.960693359375 31.719482421875 11.392822265625 11.3307189941406 5.83786010742188 8.19833374023438 5.92117309570313 2.89802932739258 2.98925399780273 2.0831413269043 3.00699234008789 1.25765609741211 3.02370071411133 0.421573638916016 3.03937911987305v715l-0.421573638916016 3.03865432739258-1.25765609741211 3.02155685424805-2.0831413269043 3.00347518920898-2.89802932739258 2.98440933227539-8.19833374023438 5.90768432617188-11.3307189941406 5.81961059570313-31.719482421875 11.343505859375-43.231689453125 10.896728515625-118.287109375 20.201171875-156.197265625 17.658203125-404.421875 25.671875z"/>
            <dr3d:rotate draw:style-name="gr3" draw:layer="layout" svg:viewBox="0 -14889 2541 238" svg:d="M1270-14651l-490.796875-9.453125-404.078125-25.671875-156.013671875-17.658203125-118.126953125-20.201171875-43.167724609375-10.896728515625-31.670166015625-11.343505859375-11.3124694824219-5.81961059570313-8.18484497070313-5.90768432617188-2.89318466186523-2.98440933227539-2.07962417602539-3.00347518920898-1.25551223754883-3.02155685424805-0.420848846435547-3.03865432739258 0.420848846435547-3.03865432739258 1.25551223754883-3.02155685424805 2.07962417602539-3.00347518920898 2.89318466186523-2.98440933227539 8.18484497070313-5.90768432617188 11.3124694824219-5.81961059570313 31.670166015625-11.343505859375 43.167724609375-10.896728515625 118.126953125-20.201171875 156.013671875-17.658203125 404.078125-25.671875 490.796875-9.453125 490.953125 9.453125 404.421875 25.671875 156.197265625 17.658203125 118.287109375 20.201171875 43.231689453125 10.896728515625 31.719482421875 11.343505859375 11.3307189941406 5.81961059570313 8.19833374023438 5.90768432617188 2.89802932739258 2.98440933227539 2.0831413269043 3.00347518920898 1.25765609741211 3.02155685424805 0.421573638916016 3.03865432739258-0.421573638916016 3.03865432739258-1.25765609741211 3.02155685424805-2.0831413269043 3.00347518920898-2.89802932739258 2.98440933227539-8.19833374023438 5.90768432617188-11.3307189941406 5.81961059570313-31.719482421875 11.343505859375-43.231689453125 10.896728515625-118.287109375 20.201171875-156.197265625 17.658203125-404.421875 25.671875z"/>
          </dr3d:scene>
          <dr3d:scene draw:style-name="gr4" svg:width="5.084cm" svg:height="2.324cm" svg:x="4.492cm" svg:y="14.082cm" dr3d:transform="matrix (1 0 0 0 0.939692620785931 0.342020143325607 0 -0.342020143325607 0.939692620785931 0cm 14.2156699672496cm 5.17408072822978cm)" dr3d:vrp="(0 0 19599.1428571429)" dr3d:vpn="(0 0 14517.1428571429)" dr3d:projection="perspective" dr3d:distance="5.082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5" draw:layer="layout" svg:viewBox="0 -15605 2541 954" svg:d="M1270-14651l-490.796875-9.453125-404.078125-25.671875-156.013671875-17.658203125-118.126953125-20.201171875-43.167724609375-10.896728515625-31.670166015625-11.343505859375-11.3124694824219-5.81961059570313-8.18484497070313-5.90768432617188-2.89318466186523-2.98440933227539-2.07962417602539-3.00347518920898-1.25551223754883-3.02155685424805-0.420848846435547-3.03865432739258v-715l0.420848846435547-3.03937911987305 1.25551223754883-3.02370071411133 2.07962417602539-3.00699234008789 2.89318466186523-2.98925399780273 8.18484497070313-5.92117309570313 11.3124694824219-5.83786010742188 31.670166015625-11.392822265625 43.167724609375-10.960693359375 118.126953125-20.361328125 156.013671875-17.841796875 404.078125-26.015625 490.796875-9.609375 490.953125 9.609375 404.421875 26.015625 156.197265625 17.841796875 118.287109375 20.361328125 43.231689453125 10.960693359375 31.719482421875 11.392822265625 11.3307189941406 5.83786010742188 8.19833374023438 5.92117309570313 2.89802932739258 2.98925399780273 2.0831413269043 3.00699234008789 1.25765609741211 3.02370071411133 0.421573638916016 3.03937911987305v715l-0.421573638916016 3.03865432739258-1.25765609741211 3.02155685424805-2.0831413269043 3.00347518920898-2.89802932739258 2.98440933227539-8.19833374023438 5.90768432617188-11.3307189941406 5.81961059570313-31.719482421875 11.343505859375-43.231689453125 10.896728515625-118.287109375 20.201171875-156.197265625 17.658203125-404.421875 25.671875z"/>
            <dr3d:rotate draw:style-name="gr6" draw:layer="layout" svg:viewBox="0 -14889 2541 238" svg:d="M1270-14651l-490.796875-9.453125-404.078125-25.671875-156.013671875-17.658203125-118.126953125-20.201171875-43.167724609375-10.896728515625-31.670166015625-11.343505859375-11.3124694824219-5.81961059570313-8.18484497070313-5.90768432617188-2.89318466186523-2.98440933227539-2.07962417602539-3.00347518920898-1.25551223754883-3.02155685424805-0.420848846435547-3.03865432739258 0.420848846435547-3.03865432739258 1.25551223754883-3.02155685424805 2.07962417602539-3.00347518920898 2.89318466186523-2.98440933227539 8.18484497070313-5.90768432617188 11.3124694824219-5.81961059570313 31.670166015625-11.343505859375 43.167724609375-10.896728515625 118.126953125-20.201171875 156.013671875-17.658203125 404.078125-25.671875 490.796875-9.453125 490.953125 9.453125 404.421875 25.671875 156.197265625 17.658203125 118.287109375 20.201171875 43.231689453125 10.896728515625 31.719482421875 11.343505859375 11.3307189941406 5.81961059570313 8.19833374023438 5.90768432617188 2.89802932739258 2.98440933227539 2.0831413269043 3.00347518920898 1.25765609741211 3.02155685424805 0.421573638916016 3.03865432739258-0.421573638916016 3.03865432739258-1.25765609741211 3.02155685424805-2.0831413269043 3.00347518920898-2.89802932739258 2.98440933227539-8.19833374023438 5.90768432617188-11.3307189941406 5.81961059570313-31.719482421875 11.343505859375-43.231689453125 10.896728515625-118.287109375 20.201171875-156.197265625 17.658203125-404.421875 25.671875z"/>
          </dr3d:scene>
          <dr3d:scene draw:style-name="gr7" svg:width="5.084cm" svg:height="2.324cm" svg:x="4.492cm" svg:y="13.382cm" dr3d:transform="matrix (1 0 0 0 0.939692620785931 0.342020143325607 0 -0.342020143325607 0.939692620785931 0cm 14.2156699672496cm 5.17408072822978cm)" dr3d:vrp="(0 0 19599.1428571429)" dr3d:vpn="(0 0 14517.1428571429)" dr3d:projection="perspective" dr3d:distance="5.082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8" draw:layer="layout" svg:viewBox="0 -15605 2541 954" svg:d="M1270-14651l-490.796875-9.453125-404.078125-25.671875-156.013671875-17.658203125-118.126953125-20.201171875-43.167724609375-10.896728515625-31.670166015625-11.343505859375-11.3124694824219-5.81961059570313-8.18484497070313-5.90768432617188-2.89318466186523-2.98440933227539-2.07962417602539-3.00347518920898-1.25551223754883-3.02155685424805-0.420848846435547-3.03865432739258v-715l0.420848846435547-3.03937911987305 1.25551223754883-3.02370071411133 2.07962417602539-3.00699234008789 2.89318466186523-2.98925399780273 8.18484497070313-5.92117309570313 11.3124694824219-5.83786010742188 31.670166015625-11.392822265625 43.167724609375-10.960693359375 118.126953125-20.361328125 156.013671875-17.841796875 404.078125-26.015625 490.796875-9.609375 490.953125 9.609375 404.421875 26.015625 156.197265625 17.841796875 118.287109375 20.361328125 43.231689453125 10.960693359375 31.719482421875 11.392822265625 11.3307189941406 5.83786010742188 8.19833374023438 5.92117309570313 2.89802932739258 2.98925399780273 2.0831413269043 3.00699234008789 1.25765609741211 3.02370071411133 0.421573638916016 3.03937911987305v715l-0.421573638916016 3.03865432739258-1.25765609741211 3.02155685424805-2.0831413269043 3.00347518920898-2.89802932739258 2.98440933227539-8.19833374023438 5.90768432617188-11.3307189941406 5.81961059570313-31.719482421875 11.343505859375-43.231689453125 10.896728515625-118.287109375 20.201171875-156.197265625 17.658203125-404.421875 25.671875z"/>
            <dr3d:rotate draw:style-name="gr9" draw:layer="layout" svg:viewBox="0 -14889 2541 238" svg:d="M1270-14651l-490.796875-9.453125-404.078125-25.671875-156.013671875-17.658203125-118.126953125-20.201171875-43.167724609375-10.896728515625-31.670166015625-11.343505859375-11.3124694824219-5.81961059570313-8.18484497070313-5.90768432617188-2.89318466186523-2.98440933227539-2.07962417602539-3.00347518920898-1.25551223754883-3.02155685424805-0.420848846435547-3.03865432739258 0.420848846435547-3.03865432739258 1.25551223754883-3.02155685424805 2.07962417602539-3.00347518920898 2.89318466186523-2.98440933227539 8.18484497070313-5.90768432617188 11.3124694824219-5.81961059570313 31.670166015625-11.343505859375 43.167724609375-10.896728515625 118.126953125-20.201171875 156.013671875-17.658203125 404.078125-25.671875 490.796875-9.453125 490.953125 9.453125 404.421875 25.671875 156.197265625 17.658203125 118.287109375 20.201171875 43.231689453125 10.896728515625 31.719482421875 11.343505859375 11.3307189941406 5.81961059570313 8.19833374023438 5.90768432617188 2.89802932739258 2.98440933227539 2.0831413269043 3.00347518920898 1.25765609741211 3.02155685424805 0.421573638916016 3.03865432739258-0.421573638916016 3.03865432739258-1.25765609741211 3.02155685424805-2.0831413269043 3.00347518920898-2.89802932739258 2.98440933227539-8.19833374023438 5.90768432617188-11.3307189941406 5.81961059570313-31.719482421875 11.343505859375-43.231689453125 10.896728515625-118.287109375 20.201171875-156.197265625 17.658203125-404.421875 25.671875z"/>
          </dr3d:scene>
          <draw:ellipse draw:style-name="gr10" draw:text-style-name="P1" draw:layer="layout" svg:width="4.445cm" svg:height="1.588cm" draw:transform="rotate (-3.14159265358979) translate (9.272cm 14.853cm)" draw:kind="arc" draw:start-angle="268.17" draw:end-angle="134.23">
            <text:p/>
          </draw:ellipse>
          <draw:ellipse draw:style-name="gr10" draw:text-style-name="P1" draw:layer="layout" svg:width="4.445cm" svg:height="1.588cm" draw:transform="rotate (-3.14159265358979) translate (9.273cm 14.753cm)" draw:kind="arc" draw:start-angle="268.17" draw:end-angle="134.23">
            <text:p/>
          </draw:ellipse>
          <draw:ellipse draw:style-name="gr10" draw:text-style-name="P1" draw:layer="layout" svg:width="4.445cm" svg:height="1.588cm" draw:transform="rotate (-3.14159265358979) translate (9.274cm 14.653cm)" draw:kind="arc" draw:start-angle="268.17" draw:end-angle="134.23">
            <text:p/>
          </draw:ellipse>
          <draw:ellipse draw:style-name="gr10" draw:text-style-name="P1" draw:layer="layout" svg:width="4.445cm" svg:height="1.588cm" draw:transform="rotate (-3.14159265358979) translate (9.275cm 14.553cm)" draw:kind="arc" draw:start-angle="268.17" draw:end-angle="134.23">
            <text:p/>
          </draw:ellips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16T01:24:48.167000000</meta:creation-date>
    <dc:date>2022-02-16T01:48:48.464000000</dc:date>
    <meta:editing-duration>PT3M18S</meta:editing-duration>
    <meta:editing-cycles>1</meta:editing-cycles>
    <meta:document-statistic meta:object-count="14"/>
    <meta:generator>LibreOffice/7.0.1.2$Windows_X86_64 LibreOffice_project/7cbcfc562f6eb6708b5ff7d7397325de9e764452</meta:generator>
  </office:meta>
</office:document-meta>
</file>